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writing-mode="page"/>
    </style:style>
    <style:style style:name="P1" style:family="paragraph" style:parent-style-name="Preformatted_20_Text">
      <style:text-properties fo:language="en" fo:country="GB"/>
    </style:style>
    <style:style style:name="P2" style:family="paragraph" style:parent-style-name="Preformatted_20_Text">
      <style:text-properties fo:language="en" fo:country="GB" officeooo:paragraph-rsid="00435169"/>
    </style:style>
    <style:style style:name="P3" style:family="paragraph" style:parent-style-name="Quotations">
      <style:text-properties fo:language="en" fo:country="GB"/>
    </style:style>
    <style:style style:name="P4" style:family="paragraph" style:parent-style-name="Standard">
      <style:text-properties fo:language="en" fo:country="GB" officeooo:rsid="000fef16" officeooo:paragraph-rsid="000fef16"/>
    </style:style>
    <style:style style:name="P5" style:family="paragraph" style:parent-style-name="Text_20_body">
      <style:text-properties fo:language="en" fo:country="GB" officeooo:rsid="000bff5b" officeooo:paragraph-rsid="000bff5b"/>
    </style:style>
    <style:style style:name="P6" style:family="paragraph" style:parent-style-name="Text_20_body">
      <style:text-properties fo:language="en" fo:country="GB" officeooo:rsid="000bff5b" officeooo:paragraph-rsid="00472cfa"/>
    </style:style>
    <style:style style:name="P7" style:family="paragraph" style:parent-style-name="Text_20_body">
      <style:text-properties fo:language="en" fo:country="GB" officeooo:rsid="000cd4df" officeooo:paragraph-rsid="000cd4df"/>
    </style:style>
    <style:style style:name="P8" style:family="paragraph" style:parent-style-name="Text_20_body">
      <style:text-properties fo:language="en" fo:country="GB" officeooo:rsid="000da352" officeooo:paragraph-rsid="000da352"/>
    </style:style>
    <style:style style:name="P9" style:family="paragraph" style:parent-style-name="Text_20_body">
      <style:text-properties fo:language="en" fo:country="GB" officeooo:rsid="00104b74" officeooo:paragraph-rsid="00104b74"/>
    </style:style>
    <style:style style:name="P10" style:family="paragraph" style:parent-style-name="Text_20_body">
      <style:text-properties fo:language="en" fo:country="GB" officeooo:rsid="00114dae" officeooo:paragraph-rsid="00114dae"/>
    </style:style>
    <style:style style:name="P11" style:family="paragraph" style:parent-style-name="Text_20_body">
      <style:text-properties fo:language="en" fo:country="GB" officeooo:rsid="00149ab9" officeooo:paragraph-rsid="00149ab9"/>
    </style:style>
    <style:style style:name="P12" style:family="paragraph" style:parent-style-name="Text_20_body">
      <style:text-properties fo:language="en" fo:country="GB" officeooo:rsid="00175980" officeooo:paragraph-rsid="00175980"/>
    </style:style>
    <style:style style:name="P13" style:family="paragraph" style:parent-style-name="Text_20_body">
      <style:text-properties fo:language="en" fo:country="GB" officeooo:rsid="0019a07f" officeooo:paragraph-rsid="0019a07f"/>
    </style:style>
    <style:style style:name="P14" style:family="paragraph" style:parent-style-name="Text_20_body">
      <style:text-properties fo:language="en" fo:country="GB" officeooo:rsid="0019a71c" officeooo:paragraph-rsid="0019a71c"/>
    </style:style>
    <style:style style:name="P15" style:family="paragraph" style:parent-style-name="Text_20_body">
      <style:text-properties fo:language="en" fo:country="GB" officeooo:rsid="001ae078" officeooo:paragraph-rsid="001ae078"/>
    </style:style>
    <style:style style:name="P16" style:family="paragraph" style:parent-style-name="Text_20_body">
      <style:text-properties fo:language="en" fo:country="GB" officeooo:rsid="001c8342" officeooo:paragraph-rsid="001c8342"/>
    </style:style>
    <style:style style:name="P17" style:family="paragraph" style:parent-style-name="Text_20_body">
      <style:text-properties fo:language="en" fo:country="GB" officeooo:rsid="001d2c8a" officeooo:paragraph-rsid="001d2c8a"/>
    </style:style>
    <style:style style:name="P18" style:family="paragraph" style:parent-style-name="Text_20_body">
      <style:text-properties fo:language="en" fo:country="GB" officeooo:rsid="001dacb4" officeooo:paragraph-rsid="001dacb4"/>
    </style:style>
    <style:style style:name="P19" style:family="paragraph" style:parent-style-name="Text_20_body">
      <style:text-properties fo:language="en" fo:country="GB" officeooo:rsid="001f1fbf" officeooo:paragraph-rsid="001f1fbf"/>
    </style:style>
    <style:style style:name="P20" style:family="paragraph" style:parent-style-name="Text_20_body">
      <style:text-properties fo:language="en" fo:country="GB" officeooo:rsid="001f1fbf" officeooo:paragraph-rsid="002a30fc"/>
    </style:style>
    <style:style style:name="P21" style:family="paragraph" style:parent-style-name="Text_20_body">
      <style:text-properties fo:language="en" fo:country="GB" officeooo:rsid="001f91a3" officeooo:paragraph-rsid="001f91a3"/>
    </style:style>
    <style:style style:name="P22" style:family="paragraph" style:parent-style-name="Text_20_body">
      <style:text-properties fo:language="en" fo:country="GB" officeooo:rsid="0025d4ea" officeooo:paragraph-rsid="0025d4ea"/>
    </style:style>
    <style:style style:name="P23" style:family="paragraph" style:parent-style-name="Text_20_body">
      <style:text-properties fo:language="en" fo:country="GB" officeooo:rsid="0026dd53" officeooo:paragraph-rsid="0026dd53"/>
    </style:style>
    <style:style style:name="P24" style:family="paragraph" style:parent-style-name="Text_20_body">
      <style:text-properties fo:language="en" fo:country="GB" officeooo:rsid="002bfa96" officeooo:paragraph-rsid="002bfa96"/>
    </style:style>
    <style:style style:name="P25" style:family="paragraph" style:parent-style-name="Text_20_body">
      <style:text-properties fo:language="en" fo:country="GB" officeooo:rsid="002c4e6a" officeooo:paragraph-rsid="002c4e6a"/>
    </style:style>
    <style:style style:name="P26" style:family="paragraph" style:parent-style-name="Text_20_body">
      <style:text-properties fo:language="en" fo:country="GB" officeooo:rsid="004002ed" officeooo:paragraph-rsid="004002ed"/>
    </style:style>
    <style:style style:name="P27" style:family="paragraph" style:parent-style-name="Text_20_body">
      <style:text-properties fo:language="en" fo:country="GB" officeooo:rsid="002e7179" officeooo:paragraph-rsid="002e7179"/>
    </style:style>
    <style:style style:name="P28" style:family="paragraph" style:parent-style-name="Text_20_body">
      <style:text-properties fo:language="en" fo:country="GB" officeooo:rsid="002f0f8d" officeooo:paragraph-rsid="002f0f8d"/>
    </style:style>
    <style:style style:name="P29" style:family="paragraph" style:parent-style-name="Text_20_body">
      <style:text-properties fo:language="en" fo:country="GB" officeooo:rsid="003173cc" officeooo:paragraph-rsid="003173cc"/>
    </style:style>
    <style:style style:name="P30" style:family="paragraph" style:parent-style-name="Text_20_body">
      <style:text-properties fo:language="en" fo:country="GB" officeooo:rsid="0038dfa4" officeooo:paragraph-rsid="0038dfa4"/>
    </style:style>
    <style:style style:name="P31" style:family="paragraph" style:parent-style-name="Text_20_body">
      <style:text-properties fo:language="en" fo:country="GB" officeooo:rsid="00472cfa" officeooo:paragraph-rsid="00472cfa"/>
    </style:style>
    <style:style style:name="P32" style:family="paragraph" style:parent-style-name="Text_20_body">
      <style:text-properties fo:language="en" fo:country="GB" officeooo:rsid="003c3853" officeooo:paragraph-rsid="004a0d93"/>
    </style:style>
    <style:style style:name="P33" style:family="paragraph" style:parent-style-name="Text_20_body">
      <style:text-properties fo:language="en" fo:country="GB" officeooo:rsid="003f187f" officeooo:paragraph-rsid="00435169"/>
    </style:style>
    <style:style style:name="P34" style:family="paragraph" style:parent-style-name="Table_20_Contents">
      <style:text-properties fo:font-weight="bold" officeooo:rsid="004d10fd" officeooo:paragraph-rsid="004d10fd" style:font-weight-asian="bold" style:font-weight-complex="bold"/>
    </style:style>
    <style:style style:name="P35" style:family="paragraph" style:parent-style-name="Table_20_Contents">
      <style:text-properties fo:font-weight="bold" officeooo:rsid="004dfbdc" officeooo:paragraph-rsid="004dfbdc" style:font-weight-asian="bold" style:font-weight-complex="bold"/>
    </style:style>
    <style:style style:name="P36" style:family="paragraph" style:parent-style-name="Table_20_Contents">
      <style:text-properties officeooo:rsid="004dfbdc" officeooo:paragraph-rsid="004dfbdc"/>
    </style:style>
    <style:style style:name="P37" style:family="paragraph" style:parent-style-name="Heading_20_2">
      <style:text-properties fo:language="en" fo:country="GB"/>
    </style:style>
    <style:style style:name="P38" style:family="paragraph" style:parent-style-name="Heading_20_3">
      <style:text-properties fo:language="en" fo:country="GB"/>
    </style:style>
    <style:style style:name="P39" style:family="paragraph" style:parent-style-name="Heading_20_3">
      <style:text-properties fo:language="en" fo:country="GB" officeooo:paragraph-rsid="001ae078"/>
    </style:style>
    <style:style style:name="P40" style:family="paragraph" style:parent-style-name="Heading_20_3">
      <style:text-properties fo:language="en" fo:country="GB" officeooo:paragraph-rsid="001c8342"/>
    </style:style>
    <style:style style:name="P41" style:family="paragraph" style:parent-style-name="Heading_20_3">
      <style:text-properties fo:language="en" fo:country="GB" officeooo:paragraph-rsid="0051022f"/>
    </style:style>
    <style:style style:name="P42" style:family="paragraph" style:parent-style-name="Heading_20_3">
      <style:text-properties fo:language="en" fo:country="GB" officeooo:paragraph-rsid="002f0f8d"/>
    </style:style>
    <style:style style:name="T1" style:family="text">
      <style:text-properties officeooo:rsid="000b2106"/>
    </style:style>
    <style:style style:name="T2" style:family="text">
      <style:text-properties officeooo:rsid="00104b74"/>
    </style:style>
    <style:style style:name="T3" style:family="text">
      <style:text-properties officeooo:rsid="0011ed3b"/>
    </style:style>
    <style:style style:name="T4" style:family="text">
      <style:text-properties officeooo:rsid="0012f593"/>
    </style:style>
    <style:style style:name="T5" style:family="text">
      <style:text-properties officeooo:rsid="00157807"/>
    </style:style>
    <style:style style:name="T6" style:family="text">
      <style:text-properties officeooo:rsid="001ae078"/>
    </style:style>
    <style:style style:name="T7" style:family="text">
      <style:text-properties officeooo:rsid="001afea1"/>
    </style:style>
    <style:style style:name="T8" style:family="text">
      <style:text-properties officeooo:rsid="001d2c8a"/>
    </style:style>
    <style:style style:name="T9" style:family="text">
      <style:text-properties officeooo:rsid="00232215"/>
    </style:style>
    <style:style style:name="T10" style:family="text">
      <style:text-properties officeooo:rsid="00244dee"/>
    </style:style>
    <style:style style:name="T11" style:family="text">
      <style:text-properties officeooo:rsid="00251dc9"/>
    </style:style>
    <style:style style:name="T12" style:family="text">
      <style:text-properties officeooo:rsid="0026dd53"/>
    </style:style>
    <style:style style:name="T13" style:family="text">
      <style:text-properties officeooo:rsid="002a30fc"/>
    </style:style>
    <style:style style:name="T14" style:family="text">
      <style:text-properties officeooo:rsid="002f0f8d"/>
    </style:style>
    <style:style style:name="T15" style:family="text">
      <style:text-properties officeooo:rsid="002fb5dc"/>
    </style:style>
    <style:style style:name="T16" style:family="text">
      <style:text-properties officeooo:rsid="0032f345"/>
    </style:style>
    <style:style style:name="T17" style:family="text">
      <style:text-properties officeooo:rsid="0039d05d"/>
    </style:style>
    <style:style style:name="T18" style:family="text">
      <style:text-properties officeooo:rsid="003b4415"/>
    </style:style>
    <style:style style:name="T19" style:family="text">
      <style:text-properties officeooo:rsid="003d8e00"/>
    </style:style>
    <style:style style:name="T20" style:family="text">
      <style:text-properties officeooo:rsid="00425f01"/>
    </style:style>
    <style:style style:name="T21" style:family="text">
      <style:text-properties officeooo:rsid="00435169"/>
    </style:style>
    <style:style style:name="T22" style:family="text">
      <style:text-properties officeooo:rsid="0044b669"/>
    </style:style>
    <style:style style:name="T23" style:family="text">
      <style:text-properties officeooo:rsid="00458714"/>
    </style:style>
    <style:style style:name="T24" style:family="text">
      <style:text-properties officeooo:rsid="004810fa"/>
    </style:style>
    <style:style style:name="T25" style:family="text">
      <style:text-properties officeooo:rsid="004932c4"/>
    </style:style>
    <style:style style:name="T26" style:family="text">
      <style:text-properties officeooo:rsid="0049e071"/>
    </style:style>
    <style:style style:name="T27" style:family="text">
      <style:text-properties officeooo:rsid="004a0d93"/>
    </style:style>
    <style:style style:name="T28" style:family="text">
      <style:text-properties officeooo:rsid="004b2046"/>
    </style:style>
    <style:style style:name="T29" style:family="text">
      <style:text-properties officeooo:rsid="004dfbdc"/>
    </style:style>
    <style:style style:name="T30" style:family="text">
      <style:text-properties officeooo:rsid="004eb3fc"/>
    </style:style>
    <style:style style:name="T31" style:family="text">
      <style:text-properties officeooo:rsid="0051022f"/>
    </style:style>
    <style:style style:name="T32" style:family="text">
      <style:text-properties officeooo:rsid="0052b8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2">How to use scripts</text:h>
      <text:p text:style-name="P32"><text:span text:style-name="T24">Direct commands (starting with d_ prefix) execute single action directly, for example d_laser_duty(15) sets the rigol channel 1 duty to 15%. Complex commands consist of multiple other commands, either direct or complex. </text:span><text:span text:style-name="T25">The command_name</text:span><text:span text:style-name="T19"> </text:span><text:span text:style-name="T25">corresponds to command_name.txt </text:span><text:span text:style-name="T26">file located in scripts/ or scripts/base/ directories.</text:span><text:span text:style-name="T25"> </text:span><text:span text:style-name="T18">T</text:span>o use custom script, create script_name.txt file in scripts/ directory. <text:span text:style-name="T19">Input desired commands to script_name.txt. </text:span><text:span text:style-name="T27">Then, script_name can be used to call this particular script. To use custom arguments, write arg00, arg01… within script_name.txt file. To call script_name.txt with custom arguments, call script_name(1.</text:span><text:span text:style-name="T29">25</text:span><text:span text:style-name="T27">, 3.</text:span><text:span text:style-name="T29">5</text:span><text:span text:style-name="T27">), where 1.</text:span><text:span text:style-name="T29">25</text:span><text:span text:style-name="T27"> and 3.</text:span><text:span text:style-name="T29">5</text:span><text:span text:style-name="T27"> will correspond to arg00 and arg01 </text:span><text:span text:style-name="T28">according to example below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4">Content of move_m30.txt file:</text:p>
            <text:p text:style-name="P34"/>
          </table:table-cell>
          <table:table-cell table:style-name="Tabela1.A1" office:value-type="string">
            <text:p text:style-name="P35">How to use move_m30 script <text:span text:style-name="T30">in other scripts</text:span>:</text:p>
          </table:table-cell>
        </table:table-row>
        <table:table-row>
          <table:table-cell table:style-name="Tabela1.A1" office:value-type="string">
            <text:p text:style-name="Preformatted_20_Text">d_move(arg00, arg01)</text:p>
            <text:p text:style-name="Preformatted_20_Text">d_wait_move()</text:p>
            <text:p text:style-name="Preformatted_20_Text">d_wait(0.5)</text:p>
          </table:table-cell>
          <table:table-cell table:style-name="Tabela1.A1" office:value-type="string">
            <text:p text:style-name="P36">move_m30(1.25, 3.5)</text:p>
          </table:table-cell>
        </table:table-row>
      </table:table>
      <text:p text:style-name="P32"/>
      <text:p text:style-name="P26"><text:span text:style-name="T22">E</text:span>xample script <text:span text:style-name="T20">(example_script.txt)</text:span>:</text:p>
      <text:p text:style-name="P1"># everything after a hash is a comment within given line <text:span text:style-name="T23">and</text:span> empty lines are ignored</text:p>
      <text:p text:style-name="P1"/>
      <text:p text:style-name="P1"># the prefix d_ before command means it will be directly executed by the program</text:p>
      <text:p text:style-name="P1"># commands with no prefix means the program will look for file command.txt in scripts/ or scripts/base/</text:p>
      <text:p text:style-name="P1"># the below line command executes script located in scripts/base/move_m30.txt</text:p>
      <text:p text:style-name="P1"># the script in move_m30.txt file has 3 lines that 1. send move command to m30; 2. waits for the m30 to finish moving; 3. waits additional 0.5 seconds</text:p>
      <text:p text:style-name="P1">move_m30(0, 0) <text:s/># move m30 stage to 0,0 position </text:p>
      <text:p text:style-name="P1"/>
      <text:p text:style-name="P1"># the content of move_m30.txt file is:</text:p>
      <text:p text:style-name="P1">d_move(1, 2) <text:s/># send move command to m30 (this time to (1,2) coords</text:p>
      <text:p text:style-name="P1">d_wait_move() <text:s/># waits for the m30 to finish moving</text:p>
      <text:p text:style-name="P1">d_wait(0.5) <text:s/># waits additional 0.5 seconds</text:p>
      <text:p text:style-name="P1"/>
      <text:p text:style-name="P1">d_set_m30_params(0.25, 4) <text:s/># this sets the velocity and acceleration parameters of M30 to 0.25 and 4 respectively</text:p>
      <text:p text:style-name="P1">move_m30(0, 0) <text:s/># this moves the stage back to 0, 0 but very slowly</text:p>
      <text:p text:style-name="P1"/>
      <text:p text:style-name="P1"># this command will change sample name to 'example', for string arguments use ' not "</text:p>
      <text:p text:style-name="P1">d_set_sample_name('example') <text:s/># equivalent of typing 'example' in Sample name field</text:p>
      <text:p text:style-name="P1"/>
      <text:p text:style-name="P1">d_save_img() <text:s/># equivalent of pressing 'Save' button below camera feed</text:p>
      <text:p text:style-name="P1"/>
      <text:p text:style-name="P1"># this loads pattern image (should be 1024x768 resolution), current working directory should be mikroskop2</text:p>
      <text:p text:style-name="P1">d_load_img('patterns/test_pattern.png') <text:s/># equvalent of loading image though Control-&gt;Load pattern</text:p>
      <text:p text:style-name="P1"/>
      <text:p text:style-name="P1"># executing illuminate_here.txt script (turn the laser on for 10s with duty cycle of 25)</text:p>
      <text:p text:style-name="P1">illuminate_here(25, 10)</text:p>
      <text:p text:style-name="P1"/>
      <text:p text:style-name="P1"># take another photo after illumination is finished</text:p>
      <text:p text:style-name="P1">d_save_img()</text:p>
      <text:p text:style-name="P1"/>
      <text:p text:style-name="P1"><text:soft-page-break/># this will set the temperature to 55 deg</text:p>
      <text:p text:style-name="P1">d_set_temp(55)</text:p>
      <text:p text:style-name="P1"/>
      <text:p text:style-name="P1"># this will wait for the temperature to reach 55 (margin of 2 deg)</text:p>
      <text:p text:style-name="P1">d_wait_temp(2)</text:p>
      <text:p text:style-name="P33"/>
      <text:p text:style-name="P33"><text:span text:style-name="T21">Another example</text:span> script (example_illumination.txt):</text:p>
      <text:p text:style-name="P2"># this script illuminates 4 different patterns in specified locations</text:p>
      <text:p text:style-name="P2"/>
      <text:p text:style-name="P2">move_m30(0, 0) <text:s/># moves stage to 0, 0 position (current vel and acc will be used as displayed in GUI)</text:p>
      <text:p text:style-name="P2">d_load_img('patterns/test_pattern.png') <text:s/># loads first pattern</text:p>
      <text:p text:style-name="P2">illuminate_here(15, 8) <text:s/># displays pattern with 15% duty cycle for 8 seconds</text:p>
      <text:p text:style-name="P2"/>
      <text:p text:style-name="P2">move_m30(5, 0)</text:p>
      <text:p text:style-name="P2">d_load_img('patterns/test_pattern2.png')</text:p>
      <text:p text:style-name="P2">illuminate_here(25, 8)</text:p>
      <text:p text:style-name="P2"/>
      <text:p text:style-name="P2">d_load_img('patterns/test_pattern3.png')</text:p>
      <text:p text:style-name="P2">illuminate_spot(35, 8, 5, 5) <text:s/># same as before but shorter</text:p>
      <text:p text:style-name="P2"/>
      <text:p text:style-name="P2">d_load_img('patterns/test_pattern4.png')</text:p>
      <text:p text:style-name="P2">illuminate_spot(35, 8, 0, 5) </text:p>
      <text:p text:style-name="P6"/>
      <text:p text:style-name="P31">In order to run script you can:</text:p>
      <text:p text:style-name="P31">1. Run it through Control→Execute script</text:p>
      <text:p text:style-name="P31">2. Directly write command in the input field below console in GUI program (any command, either direct for example d_move(1,1) or complex: illuminate_here(30, 60)).</text:p>
      <text:h text:style-name="P37" text:outline-level="2">Direct commands <text:span text:style-name="T1">(executed directly by program)</text:span></text:h>
      <text:h text:style-name="P38" text:outline-level="3">d_move(x, y, vel, acc)</text:h>
      <text:p text:style-name="P3">x, y – <text:span text:style-name="T3">numeric variable, </text:span>coordinates</text:p>
      <text:p text:style-name="P5">Moves the M30 stage to specified location.</text:p>
      <text:h text:style-name="P38" text:outline-level="3">d_wait_move()</text:h>
      <text:p text:style-name="P5">Waits for M30 to finish moving</text:p>
      <text:h text:style-name="P38" text:outline-level="3">d_load_img(path)</text:h>
      <text:p text:style-name="P3">path – path to image file within mikroskop2 folder</text:p>
      <text:p text:style-name="P7">Loads specified image to be later displayed by DMD (.png file with resolution 1024x768 recommended)</text:p>
      <text:h text:style-name="P38" text:outline-level="3">d_laser_duty(duty)</text:h>
      <text:p text:style-name="P3">duty – duty cycle in % (from 0 to 100)</text:p>
      <text:p text:style-name="P8">Changes rigol duty cycle</text:p>
      <text:h text:style-name="P38" text:outline-level="3"><text:soft-page-break/>d_laser_switch(state)</text:h>
      <text:p text:style-name="P3"><text:span text:style-name="T2">s</text:span>tate – 1: turn on output, 0: turn off output</text:p>
      <text:p text:style-name="P4">Enables or disables the output on rigol. For channel 2 in rigol use d_laser_duty2 and d_laser_switch2</text:p>
      <text:h text:style-name="P38" text:outline-level="3">d_wait(time)</text:h>
      <text:p text:style-name="P3">time – time in seconds</text:p>
      <text:p text:style-name="P9">Waits for specific amount of time</text:p>
      <text:h text:style-name="P38" text:outline-level="3">d_save_image()</text:h>
      <text:p text:style-name="P10">Equivalent of pressing Save button, saves current camera frame to saved_images/ folder.</text:p>
      <text:h text:style-name="P38" text:outline-level="3">d_set_sample_name(name)</text:h>
      <text:p text:style-name="P3">name – <text:span text:style-name="T4">string variable, </text:span>name of the sample.</text:p>
      <text:p text:style-name="P11">Equvalent of writing the name to Sample name textbox</text:p>
      <text:h text:style-name="P38" text:outline-level="3">d_set_m30_params<text:span text:style-name="T5">(vel, acc)</text:span></text:h>
      <text:p text:style-name="P3">vel, acc – numeric variables, velocity and acceleration</text:p>
      <text:p text:style-name="P12">This changes the current velocity and acceleration settings of M30.</text:p>
      <text:h text:style-name="P38" text:outline-level="3">d_set_temp(temp)</text:h>
      <text:p text:style-name="P3">temp – numeric, temperature</text:p>
      <text:p text:style-name="P13">Sets the temperature for TC300.</text:p>
      <text:h text:style-name="P38" text:outline-level="3">d_wait_temp(margin)</text:h>
      <text:p text:style-name="P3">margin – numeric, acceptable temperature offset in deg</text:p>
      <text:p text:style-name="P14">This will wait for the temperature to reach specified value (by d_set_temp) +/- margin, ie. if current temp is 34 and set temperature is 60, it will wait for 60-margin.</text:p>
      <text:h text:style-name="P38" text:outline-level="3">d_move_relz(value)</text:h>
      <text:p text:style-name="P3">value – numeric value</text:p>
      <text:p text:style-name="P15">This will move LabJack by relative amount <text:span text:style-name="T7">in z direction.</text:span></text:p>
      <text:h text:style-name="P39" text:outline-level="3">d_move_<text:span text:style-name="T6">abs</text:span>z(value)</text:h>
      <text:p text:style-name="P3">value – numeric value</text:p>
      <text:p text:style-name="P15">This will move LabJack <text:span text:style-name="T7">to a specified z position, from 0 to 40.</text:span></text:p>
      <text:h text:style-name="P40" text:outline-level="3"><text:soft-page-break/>d_wait_move_z()</text:h>
      <text:p text:style-name="P16">Waits for LabJack to finish movement.</text:p>
      <text:h text:style-name="P38" text:outline-level="3">d_aux(pin, <text:span text:style-name="T8">state</text:span>)</text:h>
      <text:p text:style-name="P3">pin – number from 2 to 15<text:line-break/>state – number either 0 or 1</text:p>
      <text:p text:style-name="P17">Sets the input state of specified pin in arduino mega board.</text:p>
      <text:h text:style-name="P38" text:outline-level="3">d_rigol_dm(direct_message)</text:h>
      <text:p text:style-name="P3">direct_message – string, message to send to rigol</text:p>
      <text:p text:style-name="P18">This can change the parameters of rigol. See rigol manual for list of commands. Example command to change the frequency and other parameters of generated wave: <text:line-break/>‘:SOUR1:APPL:SQU 1000;5;2.5;0’<text:line-break/>SOUR1 – changes will affect channel 1<text:line-break/>APPL – apply?<text:line-break/>SQU – square wave probably<text:line-break/>1000 – frequency 1000 Hz<text:line-break/>5 – amplitude<text:line-break/>2.5 – offset<text:line-break/>0 – maybe phase?</text:p>
      <text:p text:style-name="P18">A command to rigol uses ‘,’ to separate variables, but here you should use ‘;’, they will be replaced by ‘,’ before sending the command to rigol.</text:p>
      <text:h text:style-name="P41" text:outline-level="3">d_ahk(<text:span text:style-name="T31">script_name</text:span>, <text:span text:style-name="T31">argument</text:span>)</text:h>
      <text:p text:style-name="P18"><text:span text:style-name="T31">Example: </text:span>d_ahk(ahk_save_thermal.ahk, <text:span text:style-name="T32">out_path</text:span>)</text:p>
      <text:h text:style-name="P37" text:outline-level="2"><text:span text:style-name="T13">Complex</text:span> commands</text:h>
      <text:p text:style-name="P20"><text:span text:style-name="T13">Complex</text:span> commands are executed in this manner: </text:p>
      <text:p text:style-name="P19">1. find comannd_name.txt file in scripts/ or scripts/base/ path;<text:line-break/>2. execute the content of command_name.txt</text:p>
      <text:p text:style-name="P21">If no command_name.txt file is found an error will occur. <text:span text:style-name="T9">Custom commands can be created and saved as .txt file in scripts/ folder. </text:span><text:span text:style-name="T13">scripts/base/ folder stores common complex commands like move_m30(x, y).</text:span><text:span text:style-name="T9"> </text:span><text:span text:style-name="T10">An example of </text:span><text:span text:style-name="T11">content of</text:span><text:span text:style-name="T10"> move_m30.txt is shown below:</text:span></text:p>
      <text:p text:style-name="P21">d_move(arg00, arg01)<text:line-break/>d_wait_move()<text:line-break/>d_wait(0.5)</text:p>
      <text:p text:style-name="P22">This command will move the stage to location specified by arg00 and arg01 and wait for the stage to reach its destination. <text:span text:style-name="T12">To call this command within any script write:</text:span></text:p>
      <text:p text:style-name="P23">move_m30(5, 4.25) – this will execute move_m30.txt content with arg00=5 and arg01=4.25.</text:p>
      <text:p text:style-name="P24">Some of complex commands are listed below:</text:p>
      <text:h text:style-name="P38" text:outline-level="3"><text:soft-page-break/>move_m30(x,y)</text:h>
      <text:p text:style-name="P3">x, y – numeric values, coordinates</text:p>
      <text:p text:style-name="P25">Moves the stage to x,y position and waits for stage to finish movement.</text:p>
      <text:h text:style-name="P38" text:outline-level="3">illuminate_here(duty, time)</text:h>
      <text:p text:style-name="P3">duty, time – numeric variables</text:p>
      <text:p text:style-name="P27">Turns on the laser (rigol channel 1) for specified amount of time and specified duty cycle.</text:p>
      <text:h text:style-name="P42" text:outline-level="3">illuminate_here(duty, time, <text:span text:style-name="T14">x, y</text:span>)</text:h>
      <text:p text:style-name="P3">duty, time – numeric variables</text:p>
      <text:p text:style-name="P28">Goes to location specified by x, y and displays pattern for specified time and duty cycle</text:p>
      <text:h text:style-name="P38" text:outline-level="3">move_absz<text:span text:style-name="T15">(val), move_relz(val)</text:span></text:h>
      <text:p text:style-name="P3">val – numeric value</text:p>
      <text:p text:style-name="P29">Moves LabJack to a specified absolute position (move_absz) or moves LabJack by a specified value (move_relz). <text:span text:style-name="T16">Waits for the movement to finish.</text:span></text:p>
      <text:h text:style-name="P38" text:outline-level="3">set_temperature(temp, margin)</text:h>
      <text:p text:style-name="P3">temp, margin – numeric values</text:p>
      <text:p text:style-name="P30">Sets temp as temperature and waits until this temperature is reached (+/- margin). <text:span text:style-name="T17">After that it waits additional 3 second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pt" fo:font-weight="bold" style:font-size-asian="13pt" style:font-weight-asian="bold" style:font-size-complex="13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000080"/>
      <style:paragraph-properties fo:margin-top="0cm" fo:margin-bottom="0cm" style:contextual-spacing="false" fo:background-color="#000080"/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4T15:33:41.094000000</meta:creation-date>
    <dc:date>2024-09-27T15:12:10.718000000</dc:date>
    <meta:editing-duration>P1DT4H30M21S</meta:editing-duration>
    <meta:editing-cycles>77</meta:editing-cycles>
    <meta:generator>LibreOffice/7.5.2.2$Windows_X86_64 LibreOffice_project/53bb9681a964705cf672590721dbc85eb4d0c3a2</meta:generator>
    <meta:document-statistic meta:table-count="1" meta:image-count="0" meta:object-count="0" meta:page-count="5" meta:paragraph-count="121" meta:word-count="1098" meta:character-count="7357" meta:non-whitespace-character-count="6336"/>
  </office:meta>
</office:document-meta>
</file>